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c1d" officeooo:paragraph-rsid="00041c1d"/>
    </style:style>
    <style:style style:name="P2" style:family="paragraph" style:parent-style-name="Standard">
      <style:text-properties officeooo:rsid="00050222" officeooo:paragraph-rsid="00050222"/>
    </style:style>
    <style:style style:name="P3" style:family="paragraph" style:parent-style-name="Standard">
      <style:text-properties officeooo:rsid="00059d9a" officeooo:paragraph-rsid="00059d9a"/>
    </style:style>
    <style:style style:name="P4" style:family="paragraph" style:parent-style-name="Standard">
      <style:text-properties officeooo:rsid="00073418" officeooo:paragraph-rsid="00073418"/>
    </style:style>
    <style:style style:name="P5" style:family="paragraph" style:parent-style-name="Standard">
      <style:text-properties officeooo:rsid="000751dc" officeooo:paragraph-rsid="000751dc"/>
    </style:style>
    <style:style style:name="P6" style:family="paragraph" style:parent-style-name="Standard">
      <style:text-properties officeooo:rsid="0008fac5" officeooo:paragraph-rsid="0008fac5"/>
    </style:style>
    <style:style style:name="P7" style:family="paragraph" style:parent-style-name="Standard">
      <style:text-properties officeooo:rsid="000a6287" officeooo:paragraph-rsid="000a6287"/>
    </style:style>
    <style:style style:name="P8" style:family="paragraph" style:parent-style-name="Standard">
      <style:text-properties officeooo:rsid="000bc5c4" officeooo:paragraph-rsid="000bc5c4"/>
    </style:style>
    <style:style style:name="P9" style:family="paragraph" style:parent-style-name="Standard">
      <style:text-properties officeooo:rsid="000bc5c4" officeooo:paragraph-rsid="00122613"/>
    </style:style>
    <style:style style:name="P10" style:family="paragraph" style:parent-style-name="Standard">
      <style:text-properties officeooo:rsid="000bc5c4" officeooo:paragraph-rsid="00155004"/>
    </style:style>
    <style:style style:name="P11" style:family="paragraph" style:parent-style-name="Standard">
      <style:text-properties officeooo:rsid="000f9ee2" officeooo:paragraph-rsid="000f9ee2"/>
    </style:style>
    <style:style style:name="P12" style:family="paragraph" style:parent-style-name="Standard">
      <style:text-properties officeooo:rsid="0016147a" officeooo:paragraph-rsid="0016147a"/>
    </style:style>
    <style:style style:name="P13" style:family="paragraph" style:parent-style-name="Standard">
      <style:text-properties officeooo:rsid="00165473" officeooo:paragraph-rsid="00165473"/>
    </style:style>
    <style:style style:name="P14" style:family="paragraph" style:parent-style-name="Standard">
      <style:text-properties officeooo:rsid="0017d32b" officeooo:paragraph-rsid="0017d32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4bef" style:font-style-asian="normal" style:font-style-complex="normal"/>
    </style:style>
    <style:style style:name="T4" style:family="text">
      <style:text-properties fo:font-style="normal" officeooo:rsid="000a6287" style:font-style-asian="normal" style:font-style-complex="normal"/>
    </style:style>
    <style:style style:name="T5" style:family="text">
      <style:text-properties fo:font-style="normal" officeooo:rsid="00116793" style:font-style-asian="normal" style:font-style-complex="normal"/>
    </style:style>
    <style:style style:name="T6" style:family="text">
      <style:text-properties fo:font-style="normal" officeooo:rsid="00122613" style:font-style-asian="normal" style:font-style-complex="normal"/>
    </style:style>
    <style:style style:name="T7" style:family="text">
      <style:text-properties fo:font-style="normal" officeooo:rsid="0016147a" style:font-style-asian="normal" style:font-style-complex="normal"/>
    </style:style>
    <style:style style:name="T8" style:family="text">
      <style:text-properties fo:font-style="normal" officeooo:rsid="0017d32b" style:font-style-asian="normal" style:font-style-complex="normal"/>
    </style:style>
    <style:style style:name="T9" style:family="text">
      <style:text-properties officeooo:rsid="00050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I)</text:p>
      <text:p text:style-name="P1">1)</text:p>
      <text:p text:style-name="P1">→nsswitch.conf → /etc/nsswitch.conf</text:p>
      <text:p text:style-name="P1">→ hosts → /etc/hosts</text:p>
      <text:p text:style-name="P1">→ resolv.conf → /etc/resolv.conf </text:p>
      <text:p text:style-name="P1">2)</text:p>
      <text:p text:style-name="P1">→ </text:p>
      <text:p text:style-name="P1">hosts : files mdns4_minimal [NOTFOUND=return] dns</text:p>
      <text:p text:style-name="P1">→ </text:p>
      <text:p text:style-name="P1">127.0.0.1 localhost</text:p>
      <text:p text:style-name="P1">10.254.1.1 s1</text:p>
      <text:p text:style-name="P1">10.1.1.1 s1</text:p>
      <text:p text:style-name="P1">10.1.1.1 s1.tp11.iut</text:p>
      <text:p text:style-name="P1">10.1.2.1 s1</text:p>
      <text:p text:style-name="P1">10.1.2.1 s1.tp12.iut</text:p>
      <text:p text:style-name="P1">→ </text:p>
      <text:p text:style-name="P1">nameserver 10.254.0.254</text:p>
      <text:p text:style-name="P1">search tp11.iut tp12.iut iut</text:p>
      <text:p text:style-name="P1"/>
      <text:p text:style-name="P1">3)</text:p>
      <text:p text:style-name="P1">→<text:span text:style-name="T9"> 10.254.40.1</text:span></text:p>
      <text:p text:style-name="P1">→<text:span text:style-name="T9"> Oui il y a eu résolution de noms : le résultat étant l’adresse ip 10.254.40.1.</text:span></text:p>
      <text:p text:style-name="P1"><text:tab/><text:span text:style-name="T9">Il a demandé au serveur DNS (10.254.0.254) de retrouver l’adresse ip correspondante à « equipement.iut ». Le DNS lui a renvoyé « 10.254.40.1 »</text:span></text:p>
      <text:p text:style-name="P1">→<text:span text:style-name="T9"> Il n’y a pas eu connectivité.</text:span></text:p>
      <text:p text:style-name="P2">4)</text:p>
      <text:p text:style-name="P2">→ echo ‘10.254.100.254 equipement.iut’ &gt;&gt; <text:span text:style-name="T2">etc/hosts</text:span></text:p>
      <text:p text:style-name="P3"><text:span text:style-name="T2">5)</text:span></text:p>
      <text:p text:style-name="P3"><text:span text:style-name="T2">→</text:span><text:span text:style-name="T3"> 1 packet transmitted / 1 received</text:span></text:p>
      <text:p text:style-name="P3"><text:span text:style-name="T3">→ non, Le resolver a utilisé le fichier /etc/host afin de fournir l’adresse ip.</text:span></text:p>
      <text:p text:style-name="P3"><text:span text:style-name="T3">→ Oui il y a eu connectivité</text:span></text:p>
      <text:p text:style-name="P3"><text:span text:style-name="T3">→ Destination Host unreachable, car « equipement.iut. » est un fqdn et donc ne passe pas par la résolution de nom. </text:span></text:p>
      <text:p text:style-name="P3"><text:span text:style-name="T3"/></text:p>
      <text:p text:style-name="P4"><text:span text:style-name="T2">6)</text:span></text:p>
      <text:p text:style-name="P4"><text:span text:style-name="T2">Fonctionnement du resolver : </text:span></text:p>
      <text:p text:style-name="P4"><text:span text:style-name="T2">le resolver cherche dans un premier temps a resoudre de maniere locale la question du nom </text:span></text:p>
      <text:p text:style-name="P4"><text:span text:style-name="T2">via le fichier nsswitch.conf ,si non trouvé il questionne le serveur dns via resolv.conf .</text:span></text:p>
      <text:p text:style-name="P4"><text:span text:style-name="T2"/></text:p>
      <text:p text:style-name="P4"><text:span text:style-name="T2">Fonctionnement du mecanisme de résolution de nom locale :</text:span></text:p>
      <text:p text:style-name="P4"><text:span text:style-name="T2">le resolver va chercher dans le /etc/hosts afin de trouver l’ip associée au nom reçu.</text:span></text:p>
      <text:p text:style-name="P4"><text:span text:style-name="T2"/></text:p>
      <text:p text:style-name="P5"><text:span text:style-name="T2">III)</text:span></text:p>
      <text:p text:style-name="P5"><text:span text:style-name="T2">→ sur Windows, nslookup renvoie uniquement le </text:span><text:a xlink:type="simple" xlink:href="mailto:nom/@ip" text:style-name="Internet_20_link" text:visited-style-name="Visited_20_Internet_20_Link"><text:span text:style-name="T2">nom/@ip</text:span></text:a><text:span text:style-name="T2"> du serveur de dns et la réponse de la résolution de nom. </text:span></text:p>
      <text:p text:style-name="P5"><text:span text:style-name="T2">Alors que Linux renvoie les informations précédentes + le chemin emprunter par les questions de résolutions de nom.</text:span></text:p>
      <text:p text:style-name="P5"><text:span text:style-name="T2"/></text:p>
      <text:p text:style-name="P6"><text:span text:style-name="T2">IV)</text:span></text:p>
      <text:p text:style-name="P7"><text:span text:style-name="T2">commande : dig -x @ip</text:span></text:p>
      <text:p text:style-name="P6"><text:span text:style-name="T2">→ eth0 : 10.254.1.1 eth1 : 10.1.1.1 eth2 : 10.1.2.1</text:span></text:p>
      <text:p text:style-name="P6"><text:span text:style-name="T2">→ eth0 : </text:span><text:span text:style-name="T4">s1.iut. eth1 : <text:s/>s1.tp11.iut. eth2 : s1.tp12.iut.</text:span></text:p>
      <text:p text:style-name="P8"><text:soft-page-break/><text:span text:style-name="T4">V</text:span><text:span text:style-name="T2">)</text:span></text:p>
      <text:p text:style-name="P8"><text:span text:style-name="T2">No. <text:s text:c="4"/>Time <text:s text:c="10"/>Source <text:s text:c="15"/>Destination <text:s text:c="10"/>Protocol Length Info<text:line-break/> <text:s text:c="5"/>2 14.225833886 <text:s text:c="2"/>10.1.1.3 <text:s text:c="13"/>10.254.0.254 <text:s text:c="9"/>DNS <text:s text:c="5"/>95 <text:s text:c="4"/>Standard query 0x80ac A www.qwant.fr OPT<text:line-break/><text:line-break/>Frame 2: 95 bytes on wire (760 bits), 95 bytes captured (760 bits) on interface 0<text:line-break/>Ethernet II, Src: HewlettP_10:e9:ec (d4:85:64:10:e9:ec), Dst: IntelCor_17:44:55 (68:05:ca:17:44:55)<text:line-break/>Internet Protocol Version 4, Src: 10.1.1.3, Dst: 10.254.0.254<text:line-break/>User Datagram Protocol, Src Port: 60310, Dst Port: 53<text:line-break/>Domain Name System (query)<text:line-break/> <text:s text:c="3"/>Transaction ID: 0x80ac<text:line-break/> <text:s text:c="3"/>Flags: 0x0120 Standard query<text:line-break/> <text:s text:c="3"/>Questions: 1<text:line-break/> <text:s text:c="3"/>Answer RRs: 0<text:line-break/> <text:s text:c="3"/>Authority RRs: 0<text:line-break/> <text:s text:c="3"/>Additional RRs: 1<text:line-break/> <text:s text:c="3"/>Queries<text:line-break/> <text:s text:c="3"/>Additional records<text:line-break/> <text:s text:c="3"/>[Response In: 3]<text:line-break/><text:line-break/>No. <text:s text:c="4"/>Time <text:s text:c="10"/>Source <text:s text:c="15"/>Destination <text:s text:c="10"/>Protocol Length Info<text:line-break/> <text:s text:c="5"/>3 14.226630775 <text:s text:c="2"/>10.254.0.254 <text:s text:c="9"/>10.1.1.3 <text:s text:c="13"/>DNS <text:s text:c="5"/>924 <text:s text:c="3"/>Standard query response 0x80ac A www.qwant.fr CNAME webredir.gandi.net A 217.70.184.56 NS d.gtld-servers.net NS i.gtld-servers.net NS c.gtld-servers.net NS e.gtld-servers.net NS f.gtld-servers.net NS k.gtld-servers.net NS b.gtld-servers.net NS h.gtld-servers.net NS j.gtld-servers.net NS a.gtld-servers.net NS l.gtld-servers.net NS g.gtld-servers.net NS m.gtld-servers.net A 192.5.6.30 AAAA 2001:503:a83e::2:30 A 192.33.14.30 AAAA 2001:503:231d::2:30 A 192.26.92.30 AAAA 2001:503:83eb::30 A 192.31.80.30 AAAA 2001:500:856e::30 A 192.12.94.30 AAAA 2001:502:1ca1::30 A 192.35.51.30 AAAA 2001:503:d414::30 A 192.42.93.30 AAAA 2001:503:eea3::30 A 192.54.112.30 AAAA 2001:502:8cc::30 A 192.43.172.30 AAAA 2001:503:39c1::30 A 192.48.79.30 AAAA 2001:502:7094::30 A 192.52.178.30 AAAA 2001:503:d2d::30 A 192.41.162.30 AAAA 2001:500:d937::30 A 192.55.83.30 AAAA 2001:501:b1f9::30 OPT<text:line-break/><text:line-break/>Frame 3: 924 bytes on wire (7392 bits), 924 bytes captured (7392 bits) on interface 0<text:line-break/>Ethernet II, Src: IntelCor_17:44:55 (68:05:ca:17:44:55), Dst: HewlettP_10:e9:ec (d4:85:64:10:e9:ec)<text:line-break/>Internet Protocol Version 4, Src: 10.254.0.254, Dst: 10.1.1.3<text:line-break/>User Datagram Protocol, Src Port: 53, Dst Port: 60310<text:line-break/>Domain Name System (response)<text:line-break/> <text:s text:c="3"/>Transaction ID: 0x80ac<text:line-break/> <text:s text:c="3"/>Flags: 0x8180 Standard query response, No error<text:line-break/> <text:s text:c="3"/>Questions: 1<text:line-break/> <text:s text:c="3"/>Answer RRs: 2<text:line-break/> <text:s text:c="3"/>Authority RRs: 13<text:line-break/> <text:s text:c="3"/>Additional RRs: 27<text:line-break/> <text:s text:c="3"/>Queries<text:line-break/> <text:s text:c="3"/>Answers<text:line-break/> <text:s text:c="3"/>Authoritative nameservers<text:line-break/> <text:s text:c="3"/>Additional records<text:line-break/> <text:s text:c="3"/>[Request In: 2]<text:line-break/></text:span><text:soft-page-break/><text:span text:style-name="T2"> <text:s text:c="3"/>[Time: 0.000796889 seconds]<text:line-break/></text:span></text:p>
      <text:p text:style-name="P11"><text:span text:style-name="T2">1.3)</text:span></text:p>
      <text:p text:style-name="P11"><text:span text:style-name="T2">→ pour la question :</text:span></text:p>
      <text:p text:style-name="P11"><text:span text:style-name="T2">Questions 1 Answer R</text:span><text:span text:style-name="T5">R</text:span><text:span text:style-name="T2">s 0 Authority R</text:span><text:span text:style-name="T5">R</text:span><text:span text:style-name="T2">s 0 Additional R</text:span><text:span text:style-name="T5">R</text:span><text:span text:style-name="T2">s 1</text:span></text:p>
      <text:p text:style-name="P11"><text:span text:style-name="T2"><text:s text:c="5"/>pour la réponse :</text:span></text:p>
      <text:p text:style-name="P9"><text:span text:style-name="T2">Questions: 1 Answer RRs: 2 <text:s/>Authority RRs: 13 <text:s/>Additional RRs: 27<text:line-break/> <text:s text:c="2"/></text:span></text:p>
      <text:p text:style-name="P9"><text:span text:style-name="T2">→</text:span><text:span text:style-name="T6"> La question est : « </text:span><text:a xlink:type="simple" xlink:href="http://www.qwant.fr/" text:style-name="Internet_20_link" text:visited-style-name="Visited_20_Internet_20_Link"><text:span text:style-name="T6">www.qwant.fr</text:span></text:a><text:span text:style-name="T6"> : type A, class IN »</text:span></text:p>
      <text:p text:style-name="P9"><text:span text:style-name="T6"/></text:p>
      <text:p text:style-name="P9"><text:span text:style-name="T6">→ Dans la trame de la réponse on observe « Request In : 2 » qui correspond au numéro de trame de la question. Sinon on peut aussi voir le « transaction id » qui est le même pour la question et la réponse. </text:span></text:p>
      <text:p text:style-name="P10"><text:span text:style-name="T2"><text:line-break/> <text:s text:c="2"/></text:span></text:p>
      <text:p text:style-name="P10"><text:span text:style-name="T2">No. <text:s text:c="4"/>Time <text:s text:c="10"/>Source <text:s text:c="15"/>Destination <text:s text:c="10"/>Protocol Length Info<text:line-break/> <text:s text:c="5"/>2 14.225833886 <text:s text:c="2"/>10.1.1.3 <text:s text:c="13"/>10.254.0.254 <text:s text:c="9"/>DNS <text:s text:c="5"/>95 <text:s text:c="4"/>Standard query 0x80ac A www.qwant.fr OPT<text:line-break/><text:line-break/>Frame 2: 95 bytes on wire (760 bits), 95 bytes captured (760 bits) on interface 0<text:line-break/>Ethernet II, Src: HewlettP_10:e9:ec (d4:85:64:10:e9:ec), Dst: IntelCor_17:44:55 (68:05:ca:17:44:55)<text:line-break/>Internet Protocol Version 4, Src: 10.1.1.3, Dst: 10.254.0.254<text:line-break/>User Datagram Protocol, Src Port: 60310, Dst Port: 53<text:line-break/>Domain Name System (query)<text:line-break/> <text:s text:c="3"/>Transaction ID: 0x80ac<text:line-break/> <text:s text:c="3"/>Flags: 0x0120 Standard query<text:line-break/> <text:s text:c="3"/>Questions: 1<text:line-break/> <text:s text:c="3"/>Answer RRs: 0<text:line-break/> <text:s text:c="3"/>Authority RRs: 0<text:line-break/> <text:s text:c="3"/>Additional RRs: 1<text:line-break/> <text:s text:c="3"/>Queries<text:line-break/> <text:s text:c="7"/>www.qwant.fr: type A, class IN<text:line-break/> <text:s text:c="11"/>Name: www.qwant.fr<text:line-break/> <text:s text:c="11"/>[Name Length: 12]<text:line-break/> <text:s text:c="11"/>[Label Count: 3]<text:line-break/> <text:s text:c="11"/>Type: A (Host Address) (1)<text:line-break/> <text:s text:c="11"/>Class: IN (0x0001)<text:line-break/> <text:s text:c="3"/>Additional records<text:line-break/> <text:s text:c="7"/>&lt;Root&gt;: type OPT<text:line-break/> <text:s text:c="3"/>[Response In: 3]<text:line-break/><text:line-break/>No. <text:s text:c="4"/>Time <text:s text:c="10"/>Source <text:s text:c="15"/>Destination <text:s text:c="10"/>Protocol Length Info<text:line-break/> <text:s text:c="5"/>3 14.226630775 <text:s text:c="2"/>10.254.0.254 <text:s text:c="9"/>10.1.1.3 <text:s text:c="13"/>DNS <text:s text:c="5"/>924 <text:s text:c="3"/>Standard query response 0x80ac A www.qwant.fr CNAME webredir.gandi.net A 217.70.184.56 NS d.gtld-servers.net NS i.gtld-servers.net NS c.gtld-servers.net NS e.gtld-servers.net NS f.gtld-servers.net NS k.gtld-servers.net NS b.gtld-servers.net NS h.gtld-servers.net NS j.gtld-servers.net NS a.gtld-servers.net NS l.gtld-servers.net NS g.gtld-servers.net NS m.gtld-servers.net A 192.5.6.30 AAAA 2001:503:a83e::2:30 A 192.33.14.30 AAAA 2001:503:231d::2:30 A 192.26.92.30 AAAA 2001:503:83eb::30 A 192.31.80.30 AAAA 2001:500:856e::30 A 192.12.94.30 AAAA 2001:502:1ca1::30 A 192.35.51.30 AAAA 2001:503:d414::30 A 192.42.93.30 AAAA 2001:503:eea3::30 A 192.54.112.30 AAAA 2001:502:8cc::30 A 192.43.172.30 AAAA </text:span><text:soft-page-break/><text:span text:style-name="T2">2001:503:39c1::30 A 192.48.79.30 AAAA 2001:502:7094::30 A 192.52.178.30 AAAA 2001:503:d2d::30 A 192.41.162.30 AAAA 2001:500:d937::30 A 192.55.83.30 AAAA 2001:501:b1f9::30 OPT<text:line-break/><text:line-break/>Frame 3: 924 bytes on wire (7392 bits), 924 bytes captured (7392 bits) on interface 0<text:line-break/>Ethernet II, Src: IntelCor_17:44:55 (68:05:ca:17:44:55), Dst: HewlettP_10:e9:ec (d4:85:64:10:e9:ec)<text:line-break/>Internet Protocol Version 4, Src: 10.254.0.254, Dst: 10.1.1.3<text:line-break/>User Datagram Protocol, Src Port: 53, Dst Port: 60310<text:line-break/>Domain Name System (response)<text:line-break/> <text:s text:c="3"/>Transaction ID: 0x80ac<text:line-break/> <text:s text:c="3"/>Flags: 0x8180 Standard query response, No error<text:line-break/> <text:s text:c="3"/>Questions: 1<text:line-break/> <text:s text:c="3"/>Answer RRs: 2<text:line-break/> <text:s text:c="3"/>Authority RRs: 13<text:line-break/> <text:s text:c="3"/>Additional RRs: 27<text:line-break/> <text:s text:c="3"/>Queries<text:line-break/> <text:s text:c="7"/>www.qwant.fr: type A, class IN<text:line-break/> <text:s text:c="11"/>Name: www.qwant.fr<text:line-break/> <text:s text:c="11"/>[Name Length: 12]<text:line-break/> <text:s text:c="11"/>[Label Count: 3]<text:line-break/> <text:s text:c="11"/>Type: A (Host Address) (1)<text:line-break/> <text:s text:c="11"/>Class: IN (0x0001)<text:line-break/> <text:s text:c="3"/>Answers<text:line-break/> <text:s text:c="7"/>www.qwant.fr: type CNAME, class IN, cname webredir.gandi.net<text:line-break/> <text:s text:c="7"/>webredir.gandi.net: type A, class IN, addr 217.70.184.56<text:line-break/> <text:s text:c="3"/>Authoritative nameservers<text:line-break/> <text:s text:c="7"/>net: type NS, class IN, ns d.gtld-servers.net<text:line-break/> <text:s text:c="7"/>net: type NS, class IN, ns i.gtld-servers.net<text:line-break/> <text:s text:c="7"/>net: type NS, class IN, ns c.gtld-servers.net<text:line-break/> <text:s text:c="7"/>net: type NS, class IN, ns e.gtld-servers.net<text:line-break/> <text:s text:c="7"/>net: type NS, class IN, ns f.gtld-servers.net<text:line-break/> <text:s text:c="7"/>net: type NS, class IN, ns k.gtld-servers.net<text:line-break/> <text:s text:c="7"/>net: type NS, class IN, ns b.gtld-servers.net<text:line-break/> <text:s text:c="7"/>net: type NS, class IN, ns h.gtld-servers.net<text:line-break/> <text:s text:c="7"/>net: type NS, class IN, ns j.gtld-servers.net<text:line-break/> <text:s text:c="7"/>net: type NS, class IN, ns a.gtld-servers.net<text:line-break/> <text:s text:c="7"/>net: type NS, class IN, ns l.gtld-servers.net<text:line-break/> <text:s text:c="7"/>net: type NS, class IN, ns g.gtld-servers.net<text:line-break/> <text:s text:c="7"/>net: type NS, class IN, ns m.gtld-servers.net<text:line-break/> <text:s text:c="3"/>Additional records<text:line-break/> <text:s text:c="7"/>a.gtld-servers.net: type A, class IN, addr 192.5.6.30<text:line-break/> <text:s text:c="7"/>a.gtld-servers.net: type AAAA, class IN, addr 2001:503:a83e::2:30<text:line-break/> <text:s text:c="7"/>b.gtld-servers.net: type A, class IN, addr 192.33.14.30<text:line-break/> <text:s text:c="7"/>b.gtld-servers.net: type AAAA, class IN, addr 2001:503:231d::2:30<text:line-break/> <text:s text:c="7"/>c.gtld-servers.net: type A, class IN, addr 192.26.92.30<text:line-break/> <text:s text:c="7"/>c.gtld-servers.net: type AAAA, class IN, addr 2001:503:83eb::30<text:line-break/> <text:s text:c="7"/>d.gtld-servers.net: type A, class IN, addr 192.31.80.30<text:line-break/> <text:s text:c="7"/>d.gtld-servers.net: type AAAA, class IN, addr 2001:500:856e::30<text:line-break/> <text:s text:c="7"/>e.gtld-servers.net: type A, class IN, addr 192.12.94.30<text:line-break/> <text:s text:c="7"/>e.gtld-servers.net: type AAAA, class IN, addr 2001:502:1ca1::30<text:line-break/> <text:s text:c="7"/>f.gtld-servers.net: type A, class IN, addr 192.35.51.30<text:line-break/></text:span><text:soft-page-break/><text:span text:style-name="T2"> <text:s text:c="7"/>f.gtld-servers.net: type AAAA, class IN, addr 2001:503:d414::30<text:line-break/> <text:s text:c="7"/>g.gtld-servers.net: type A, class IN, addr 192.42.93.30<text:line-break/> <text:s text:c="7"/>g.gtld-servers.net: type AAAA, class IN, addr 2001:503:eea3::30<text:line-break/> <text:s text:c="7"/>h.gtld-servers.net: type A, class IN, addr 192.54.112.30<text:line-break/> <text:s text:c="7"/>h.gtld-servers.net: type AAAA, class IN, addr 2001:502:8cc::30<text:line-break/> <text:s text:c="7"/>i.gtld-servers.net: type A, class IN, addr 192.43.172.30<text:line-break/> <text:s text:c="7"/>i.gtld-servers.net: type AAAA, class IN, addr 2001:503:39c1::30<text:line-break/> <text:s text:c="7"/>j.gtld-servers.net: type A, class IN, addr 192.48.79.30<text:line-break/> <text:s text:c="7"/>j.gtld-servers.net: type AAAA, class IN, addr 2001:502:7094::30<text:line-break/> <text:s text:c="7"/>k.gtld-servers.net: type A, class IN, addr 192.52.178.30<text:line-break/> <text:s text:c="7"/>k.gtld-servers.net: type AAAA, class IN, addr 2001:503:d2d::30<text:line-break/> <text:s text:c="7"/>l.gtld-servers.net: type A, class IN, addr 192.41.162.30<text:line-break/> <text:s text:c="7"/>l.gtld-servers.net: type AAAA, class IN, addr 2001:500:d937::30<text:line-break/> <text:s text:c="7"/>m.gtld-servers.net: type A, class IN, addr 192.55.83.30<text:line-break/> <text:s text:c="7"/>m.gtld-servers.net: type AAAA, class IN, addr 2001:501:b1f9::30<text:line-break/> <text:s text:c="7"/>&lt;Root&gt;: type OPT<text:line-break/> <text:s text:c="3"/>[Request In: 2]<text:line-break/> <text:s text:c="3"/>[Time: 0.000796889 seconds]<text:line-break/></text:span></text:p>
      <text:p text:style-name="P10"><text:span text:style-name="T2"><text:line-break/> <text:s text:c="3"/></text:span><text:span text:style-name="T7">VI)</text:span></text:p>
      <text:p text:style-name="P12"><text:span text:style-name="T2">1)</text:span></text:p>
      <text:p text:style-name="P12"><text:span text:style-name="T2">→ nano /etc/resolv.conf </text:span></text:p>
      <text:p text:style-name="P13"><text:span text:style-name="T2">3)</text:span></text:p>
      <text:p text:style-name="P13"><text:span text:style-name="T2">→ www : 1 question/reponse</text:span></text:p>
      <text:p text:style-name="P13"><text:span text:style-name="T2">→ www.iutlan : 3 questions/réponses</text:span></text:p>
      <text:p text:style-name="P13"><text:span text:style-name="T2">→ www.iutlan. : 1 question/réponse</text:span></text:p>
      <text:p text:style-name="P13"><text:span text:style-name="T2"/></text:p>
      <text:p text:style-name="P13"><text:span text:style-name="T2">→ Elle vient du résolveur qui ajoute un bout au nom pour tester s’il existe.</text:span></text:p>
      <text:p text:style-name="P13"><text:span text:style-name="T2">→ car le nom possède un « . » donc le nom est possiblement un fqdn<text:line-break/>→ </text:span><text:span text:style-name="T8">car www.iutlan. Est un fqdn et donc ne peut pas être concaténé. </text:span></text:p>
      <text:p text:style-name="P14"><text:span text:style-name="T2">3)</text:span></text:p>
      <text:p text:style-name="P1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9T13:00:04.035000000</meta:creation-date>
    <dc:date>2021-10-19T15:59:35.114000000</dc:date>
    <meta:editing-duration>PT34M33S</meta:editing-duration>
    <meta:editing-cycles>8</meta:editing-cycles>
    <meta:generator>LibreOffice/6.3.3.2$Windows_X86_64 LibreOffice_project/a64200df03143b798afd1ec74a12ab50359878ed</meta:generator>
    <meta:document-statistic meta:table-count="0" meta:image-count="0" meta:object-count="0" meta:page-count="5" meta:paragraph-count="64" meta:word-count="1300" meta:character-count="10227" meta:non-whitespace-character-count="7991"/>
  </office:meta>
</office:document-meta>
</file>